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fo:font-size="11pt" style:font-size-asian="11pt" style:font-size-complex="11pt"/>
    </style:style>
    <style:style style:name="P2" style:family="paragraph" style:parent-style-name="Standard">
      <style:paragraph-properties fo:line-height="115%"/>
      <style:text-properties style:font-name="Calibri" fo:font-size="11pt" style:font-size-asian="11pt" style:font-size-complex="11pt"/>
    </style:style>
    <style:style style:name="P3" style:family="paragraph" style:parent-style-name="Standard">
      <style:paragraph-properties fo:line-height="115%"/>
      <style:text-properties style:font-name="Calibri" fo:font-size="11pt" fo:language="fi" fo:country="FI" style:font-size-asian="11pt" style:font-size-complex="11pt"/>
    </style:style>
    <style:style style:name="P4" style:family="paragraph" style:parent-style-name="Standard">
      <style:text-properties style:font-name="Calibri" fo:font-size="11pt" fo:font-weight="bold" style:font-size-asian="11pt" style:font-weight-asian="bold" style:font-size-complex="11pt"/>
    </style:style>
    <style:style style:name="P5" style:family="paragraph" style:parent-style-name="Standard">
      <style:paragraph-properties fo:line-height="115%"/>
      <style:text-properties style:font-name="Calibri" fo:font-size="11pt" fo:font-weight="bold" style:font-size-asian="11pt" style:font-weight-asian="bold" style:font-size-complex="11pt"/>
    </style:style>
    <style:style style:name="P6" style:family="paragraph" style:parent-style-name="Standard">
      <style:paragraph-properties fo:line-height="115%"/>
    </style:style>
    <style:style style:name="P7" style:family="paragraph" style:parent-style-name="Standard">
      <style:paragraph-properties fo:break-before="page"/>
    </style:style>
    <style:style style:name="P8" style:family="paragraph" style:parent-style-name="Standard" style:master-page-name="Standard">
      <style:paragraph-properties style:page-number="auto"/>
      <style:text-properties style:font-name="Calibri" fo:font-size="11pt" style:font-size-asian="11pt" style:font-size-complex="11pt"/>
    </style:style>
    <style:style style:name="T1" style:family="text">
      <style:text-properties style:font-name="Calibri" fo:font-size="11pt" style:font-size-asian="11pt" style:font-size-complex="11pt"/>
    </style:style>
    <style:style style:name="T2" style:family="text">
      <style:text-properties style:font-name="Calibri" fo:font-size="11pt" fo:language="fi" fo:country="FI" fo:font-weight="bold" style:font-size-asian="11pt" style:font-weight-asian="bold" style:font-size-complex="11pt"/>
    </style:style>
    <style:style style:name="T3" style:family="text">
      <style:text-properties style:font-name="Calibri" fo:font-size="11pt" fo:language="fi" fo:country="FI" style:font-size-asian="11pt" style:font-size-complex="11pt"/>
    </style:style>
    <style:style style:name="T4" style:family="text">
      <style:text-properties style:font-name="Calibri" fo:font-size="11pt" fo:language="fi" fo:country="FI" style:text-underline-style="solid" style:text-underline-width="auto" style:text-underline-color="font-color" style:font-size-asian="11pt" style:font-size-complex="11pt"/>
    </style:style>
    <style:style style:name="T5" style:family="text">
      <style:text-properties style:font-name="Calibri" fo:font-size="11pt" fo:font-weight="bold" style:font-size-asian="11pt" style:font-weight-asian="bold" style:font-size-complex="11pt"/>
    </style:style>
    <style:style style:name="T6" style:family="text">
      <style:text-properties style:font-name="Calibri" fo:font-size="13pt" fo:language="fi" fo:country="FI" style:font-size-asian="13pt" style:font-size-complex="13pt"/>
    </style:style>
    <style:style style:name="T7" style:family="text">
      <style:text-properties fo:color="#000000" style:font-name="Calibri" fo:font-size="11pt" style:font-size-asian="11pt" style:font-size-complex="11pt"/>
    </style:style>
    <style:style style:name="T8"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text:span text:style-name="T1">KMD/</text:span><text:span text:style-name="T7">Pressemelding – tilskudd til kvensk språk og kultur 2018</text:span></text:p>
      <text:p text:style-name="Standard"><text:span text:style-name="T1">Oversatt til kvensk av Kainun institutti ­– Kvensk institutt 07.03.2018</text:span></text:p>
      <text:p text:style-name="P1"/>
      <text:p text:style-name="P1"/>
      <text:p text:style-name="P1"/>
      <text:p text:style-name="P6"><text:span text:style-name="T6">Kuurttoo kvääniin/norjansuomalaisten kieli- ja kulttuuritoimii varten</text:span></text:p>
      <text:p text:style-name="P3"/>
      <text:p text:style-name="P6"><text:span text:style-name="T2">- Kväänimiljöössä työtelhään ahkerasti sen etheen ette säilytethään ja lujitethaan kväänin kielen. Sen tähen mie olen iloinen ette met saatama anttaat kuurttoo osale näistä toimista. Tämä kans kuoraa sitä kväänin kielen moolisuuntaista plaanaa jonka rejeerinki laittoi aijemin tänä vuona, sannoo Komunaali- ja uuistusdepartementin staatinsekretääri Anne Karin Olli.</text:span></text:p>
      <text:p text:style-name="P3"/>
      <text:p text:style-name="P6"><text:span text:style-name="T3">Kväänin kielen ja kulttuurin kuurtopostista annethaan yhtheensä 2,1 miljuunaa kruunuu erilaissii <text:s/>kväänin kielen ja kvääni-/norjansuomalaisen kulttuurin prosjektiita varten. Lisäksi Haltiin kväänisentteri, Omasvuonon kielikeskus ja kvääniaviisi Ruijan Kaiku saahaan postista toimikuurttoo yhtheensä 2,3 miljuunaa kruunuu.</text:span></text:p>
      <text:p text:style-name="P3"/>
      <text:p text:style-name="P6"><text:span text:style-name="T3">- Ette kväänin kieli olis tulleevaisuuessa elläävä kieli, oon eriliikaisen tärkkee satsata lasten ja nuorten kielitoimhiin, sannoo Anne Karin Olli. - Lastentarhaat oon eriliikaisen tärkkee areena ko eiste</text:span><text:bookmark text:name="_GoBack"/><text:span text:style-name="T3">thään kieltä. Met tiiämä ette lapset kväänin kielipesissä oon alkanheet pitämhään kieltä aktiivisesti, ja vanhiimet kans opithaan kväänii yhessä lasten kans. </text:span></text:p>
      <text:p text:style-name="P3"/>
      <text:p text:style-name="P6"><text:span text:style-name="T3">Kainun institutti oon laittamassa oppimateriaalii kväänin kielipessii varten lastentarhoissa, ja saapi kuurto-oorningista 800 000 kruunuu tähän työhön.</text:span></text:p>
      <text:p text:style-name="P3"/>
      <text:p text:style-name="P6"><text:span text:style-name="T3">Haltiin kväänisentteri saapi 300 000 kruunuu omhaan prosjekthiin Kieliaalto – kvensk språkbølge. Prosjektissa oon erilaissii toimii lapsii ja nuorii varten, muun myötä tehhään kvääninkielissii musikkivideoita ja teatteritekstii, ja järjestethään kväänin kielikurssii. </text:span></text:p>
      <text:p text:style-name="P3"/>
      <text:p text:style-name="P6"><text:span text:style-name="T3">Lisäksi annethaan kuurttoo kvääninkielisille lastenkirjoile, filmi- ja teatteriprosjektiile ja muile prosjektiile.</text:span></text:p>
      <text:p text:style-name="P3"/>
      <text:p text:style-name="P2"/>
      <text:p text:style-name="P6"><text:span text:style-name="T4">Katto tästä kuinka kväänin kieltä ja kulttuurii oon kuurottu</text:span></text:p>
      <text:p text:style-name="P3"/>
      <text:p text:style-name="P5"/>
      <text:p text:style-name="P7"><text:span text:style-name="T5">Støtte til kvenske/norskfinske språk- og kulturtiltak</text:span></text:p>
      <text:p text:style-name="P4"/>
      <text:p text:style-name="Standard"><text:span text:style-name="T5">- I det kvenske miljøet blir det lagt ned en stor innsats for å bevare og styrke det kvenske språket, derfor er jeg glad for at vi kan gi støtte til en del av disse tiltakene. Dette er også i tråd med målrettet plan for kvensk språk som regjeringen la fram tidligere i år, sier statssekretær Anne Karin Olli i Kommunal- og moderniseringsdepartementet.</text:span></text:p>
      <text:p text:style-name="P1"/>
      <text:p text:style-name="Standard"><text:span text:style-name="T1">Over tilskuddsposten til kvensk språk og kultur blir det gitt totalt 2,1 millioner kroner til ulike prosjekter for kvensk språk og kvensk/norskfinsk kultur. I tillegg mottar Halti kvenkultursenter, Storfjord språksenter og den kvenske avisen Ruijan Kaiku driftsstøtte over posten, på totalt 2,3 millioner kroner. </text:span></text:p>
      <text:p text:style-name="P1"/>
      <text:p text:style-name="Standard"><text:span text:style-name="T1">- For å sikre at kvensk språk skal være et levende språk i framtiden er språktiltak for barn og unge et av de viktigste satsningsområdene, sier Anne Karin Olli. - Barnehager er en spesielt viktig arena for språkutvikling. Erfaringer har vist at kvenske språkreir i barnehager har ført til at barn begynner bruke språket aktivt, og dette bidrar også til at foreldrene lærer kvensk sammen med barna.</text:span></text:p>
      <text:p text:style-name="P1"/>
      <text:p text:style-name="Standard"><text:span text:style-name="T1">Kvensk institutt jobber med å lage læremidler for kvenske språkreir i barnehager, og får 800 000 kroner over tilskuddsordningen til arbeidet.</text:span></text:p>
      <text:p text:style-name="P1"/>
      <text:p text:style-name="Standard"><text:span text:style-name="T1">Halti kvenkultursenter får 300 000 kroner til sitt prosjekt Kieliaalto – kvensk språkbølge. Prosjektet inneholder ulike tiltak for barn og unge, som blant annet innspilling av kvenske musikkvideoer, og å lage kvenskspråklige teatermanus og gjennomføre kvenske språkkurs. </text:span></text:p>
      <text:p text:style-name="P1"/>
      <text:p text:style-name="Standard"><text:span text:style-name="T1">Det blir i tillegg gitt tilskudd til barnebøker på kvensk, film- og teaterprosjekter og andre prosjekter. </text:span></text:p>
      <text:p text:style-name="P1"/>
      <text:p text:style-name="Standard"><text:a xlink:type="simple" xlink:href="https://www.regjeringen.no/no/dep/kmd/kmd-tilskudd/tilskudd-til-kvensk-sprak-og-kultur2/oversikt-over-fordeling-av-tilskudd-til-kvensk-sprak-og-kultur/id2474160/" text:style-name="Internet_20_link" text:visited-style-name="Visited_20_Internet_20_Link"><text:span text:style-name="T1">Samlet oversikt over tilskudd til kvensk språk og kultur</text:span></text:a><text:span text:style-name="T1"> <text:s/></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1"><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14</meta:editing-cycles>
    <meta:print-date>2007-06-07T11:27:00</meta:print-date>
    <meta:creation-date>2018-03-07T08:45:00</meta:creation-date>
    <dc:date>2018-03-07T12:34:00</dc:date>
    <meta:editing-duration>PT2H</meta:editing-duration>
    <meta:generator>LibreOffice/6.4.6.2$Linux_X86_64 LibreOffice_project/40$Build-2</meta:generator>
    <meta:document-statistic meta:table-count="0" meta:image-count="1" meta:object-count="0" meta:page-count="2" meta:paragraph-count="19" meta:word-count="482" meta:character-count="3531" meta:non-whitespace-character-count="3056"/>
    <meta:user-defined meta:name="AppVersion">15.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